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12e7" officeooo:paragraph-rsid="000712e7"/>
    </style:style>
    <style:style style:name="P2" style:family="paragraph" style:parent-style-name="Standard">
      <style:text-properties officeooo:rsid="000712e7" officeooo:paragraph-rsid="000712e7"/>
    </style:style>
    <style:style style:name="P3" style:family="paragraph" style:parent-style-name="Standard" style:list-style-name="L1">
      <style:text-properties officeooo:rsid="00089276" officeooo:paragraph-rsid="00089276"/>
    </style:style>
    <style:style style:name="P4" style:family="paragraph" style:parent-style-name="Standard">
      <style:text-properties officeooo:rsid="00089276" officeooo:paragraph-rsid="00089276"/>
    </style:style>
    <style:style style:name="P5" style:family="paragraph" style:parent-style-name="Standard">
      <style:text-properties officeooo:rsid="000c001e" officeooo:paragraph-rsid="000c001e"/>
    </style:style>
    <style:style style:name="P6" style:family="paragraph" style:parent-style-name="Standard" style:list-style-name="L2">
      <style:text-properties officeooo:rsid="000c001e" officeooo:paragraph-rsid="000c001e"/>
    </style:style>
    <style:style style:name="T1" style:family="text">
      <style:text-properties officeooo:rsid="000892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51857997" text:style-name="L1">
        <text:list-item>
          <text:p text:style-name="P1">Landing page will have 2 options - </text:p>
        </text:list-item>
        <text:list-item>
          <text:p text:style-name="P1">15 minute free session with REPL</text:p>
        </text:list-item>
        <text:list-item>
          <text:p text:style-name="P1">3 hour session wih an account (GitHub / Google)</text:p>
        </text:list-item>
      </text:list>
      <text:p text:style-name="P2"/>
      <text:p text:style-name="P2"/>
      <text:p text:style-name="P2"/>
      <text:p text:style-name="P2"/>
      <text:list xml:id="list944830819353" text:continue-numbering="true" text:style-name="L1">
        <text:list-item>
          <text:p text:style-name="P1">File / Program is sent through POST request <text:span text:style-name="T1">(AJAX (React))</text:span></text:p>
        </text:list-item>
        <text:list-item>
          <text:p text:style-name="P1">Validate file extension</text:p>
        </text:list-item>
        <text:list-item>
          <text:p text:style-name="P3">Create temp file each time data is sent</text:p>
        </text:list-item>
        <text:list-item>
          <text:p text:style-name="P3">Cron job to clean temp files that are older than a minute</text:p>
        </text:list-item>
      </text:list>
      <text:p text:style-name="P4"/>
      <text:p text:style-name="P5">Good to have -</text:p>
      <text:p text:style-name="P5"/>
      <text:list xml:id="list1737158389" text:style-name="L2">
        <text:list-item>
          <text:p text:style-name="P6">Lin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23:22:24.543592798</meta:creation-date>
    <dc:date>2020-11-12T00:09:44.490540732</dc:date>
    <meta:editing-duration>PT7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68" meta:character-count="319" meta:non-whitespace-character-count="267"/>
  </office:meta>
</office:document-meta>
</file>